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71f5c" officeooo:paragraph-rsid="00371f5c"/>
    </style:style>
    <style:style style:name="P8" style:family="paragraph" style:parent-style-name="Text_20_body">
      <style:text-properties officeooo:rsid="00363093" officeooo:paragraph-rsid="00363093"/>
    </style:style>
    <style:style style:name="P9" style:family="paragraph" style:parent-style-name="Text_20_body">
      <style:text-properties officeooo:rsid="00363093" officeooo:paragraph-rsid="00482674"/>
    </style:style>
    <style:style style:name="P10" style:family="paragraph" style:parent-style-name="Text_20_body">
      <style:text-properties officeooo:paragraph-rsid="005aad7c"/>
    </style:style>
    <style:style style:name="P11" style:family="paragraph" style:parent-style-name="Text_20_body">
      <style:text-properties officeooo:paragraph-rsid="005db19d"/>
    </style:style>
    <style:style style:name="P12" style:family="paragraph" style:parent-style-name="Text_20_body">
      <style:text-properties officeooo:paragraph-rsid="0069fb34"/>
    </style:style>
    <style:style style:name="P13" style:family="paragraph" style:parent-style-name="Text_20_body">
      <style:text-properties officeooo:rsid="00681f27"/>
    </style:style>
    <style:style style:name="P14" style:family="paragraph" style:parent-style-name="Text_20_body">
      <style:text-properties officeooo:rsid="005944c8" officeooo:paragraph-rsid="005944c8"/>
    </style:style>
    <style:style style:name="P15" style:family="paragraph" style:parent-style-name="Text_20_body">
      <style:text-properties officeooo:rsid="00616af8" officeooo:paragraph-rsid="00616af8"/>
    </style:style>
    <style:style style:name="P16" style:family="paragraph" style:parent-style-name="Text_20_body">
      <style:text-properties officeooo:rsid="006d5374" officeooo:paragraph-rsid="006d5374"/>
    </style:style>
    <style:style style:name="P17" style:family="paragraph" style:parent-style-name="Text_20_body">
      <style:text-properties officeooo:paragraph-rsid="00775489"/>
    </style:style>
    <style:style style:name="P18" style:family="paragraph" style:parent-style-name="Text_20_body">
      <style:text-properties officeooo:paragraph-rsid="008e3a47"/>
    </style:style>
    <style:style style:name="P19" style:family="paragraph" style:parent-style-name="Text_20_body">
      <style:text-properties officeooo:paragraph-rsid="00955571"/>
    </style:style>
    <style:style style:name="P20" style:family="paragraph" style:parent-style-name="Text_20_body">
      <style:text-properties officeooo:paragraph-rsid="00630fc4"/>
    </style:style>
    <style:style style:name="P21" style:family="paragraph" style:parent-style-name="Text_20_body">
      <style:text-properties officeooo:paragraph-rsid="009d8049"/>
    </style:style>
    <style:style style:name="P22" style:family="paragraph" style:parent-style-name="Illustration">
      <style:paragraph-properties fo:margin-left="0in" fo:margin-right="0in" fo:text-indent="0in" style:auto-text-indent="false"/>
    </style:style>
    <style:style style:name="P23" style:family="paragraph" style:parent-style-name="Footnote">
      <style:text-properties officeooo:rsid="001d4883" officeooo:paragraph-rsid="001d4883"/>
    </style:style>
    <style:style style:name="P24" style:family="paragraph" style:parent-style-name="Footnote">
      <style:text-properties officeooo:rsid="00254229" officeooo:paragraph-rsid="00254229"/>
    </style:style>
    <style:style style:name="P25" style:family="paragraph" style:parent-style-name="Footnote">
      <style:text-properties officeooo:rsid="0061946f" officeooo:paragraph-rsid="0061946f"/>
    </style:style>
    <style:style style:name="P26" style:family="paragraph" style:parent-style-name="Illustration" style:master-page-name="">
      <style:paragraph-properties fo:margin-top="0in" fo:margin-bottom="0.0799in" style:contextual-spacing="false" style:page-number="auto"/>
    </style:style>
    <style:style style:name="P27" style:family="paragraph" style:parent-style-name="Illustration">
      <style:paragraph-properties fo:margin-top="0.4799in" fo:margin-bottom="0.0799in" style:contextual-spacing="false"/>
    </style:style>
    <style:style style:name="P28" style:family="paragraph" style:parent-style-name="Preformatted_20_Text">
      <style:paragraph-properties fo:margin-top="0in" fo:margin-bottom="0.1965in" style:contextual-spacing="false"/>
    </style:style>
    <style:style style:name="P29" style:family="paragraph" style:parent-style-name="Text_20_body">
      <style:paragraph-properties fo:margin-top="0.1in" fo:margin-bottom="0in" style:contextual-spacing="false"/>
      <style:text-properties officeooo:paragraph-rsid="00aa9484"/>
    </style:style>
    <style:style style:name="P30" style:family="paragraph" style:parent-style-name="Text_20_body" style:list-style-name="L1">
      <style:text-properties officeooo:paragraph-rsid="002f7eca"/>
    </style:style>
    <style:style style:name="P31" style:family="paragraph" style:parent-style-name="Text_20_body" style:list-style-name="L1">
      <style:text-properties officeooo:rsid="002da2e1" officeooo:paragraph-rsid="002da2e1"/>
    </style:style>
    <style:style style:name="P32" style:family="paragraph" style:parent-style-name="Text_20_body" style:list-style-name="L1">
      <style:text-properties officeooo:rsid="0030f589" officeooo:paragraph-rsid="0030f589"/>
    </style:style>
    <style:style style:name="P33" style:family="paragraph" style:parent-style-name="Text_20_body" style:list-style-name="L2">
      <style:text-properties officeooo:paragraph-rsid="003326a4"/>
    </style:style>
    <style:style style:name="P34" style:family="paragraph" style:parent-style-name="Text_20_body" style:list-style-name="L2">
      <style:text-properties officeooo:rsid="003326a4" officeooo:paragraph-rsid="003326a4"/>
    </style:style>
    <style:style style:name="P35" style:family="paragraph" style:parent-style-name="Text_20_body" style:list-style-name="L3">
      <style:text-properties officeooo:paragraph-rsid="0074d8e6"/>
    </style:style>
    <style:style style:name="P36" style:family="paragraph" style:parent-style-name="Text_20_body" style:list-style-name="L3">
      <style:text-properties officeooo:paragraph-rsid="0086dac8"/>
    </style:style>
    <style:style style:name="P37" style:family="paragraph" style:parent-style-name="Text_20_body" style:list-style-name="L3">
      <style:text-properties officeooo:paragraph-rsid="007c7f68"/>
    </style:style>
    <style:style style:name="P38" style:family="paragraph" style:parent-style-name="Text_20_body" style:list-style-name="L3">
      <style:text-properties officeooo:rsid="0074d8e6" officeooo:paragraph-rsid="0074d8e6"/>
    </style:style>
    <style:style style:name="P39" style:family="paragraph" style:parent-style-name="Text_20_body" style:list-style-name="L3">
      <style:text-properties officeooo:rsid="008893d5" officeooo:paragraph-rsid="008893d5"/>
    </style:style>
    <style:style style:name="P40" style:family="paragraph" style:parent-style-name="Text_20_body" style:list-style-name="L3">
      <style:text-properties officeooo:rsid="0075b833" officeooo:paragraph-rsid="0075b833"/>
    </style:style>
    <style:style style:name="P41" style:family="paragraph" style:parent-style-name="Text_20_body" style:list-style-name="L4">
      <style:text-properties officeooo:paragraph-rsid="00775489"/>
    </style:style>
    <style:style style:name="P42"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43"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44"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45"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46" style:family="paragraph" style:parent-style-name="Text_20_body">
      <style:text-properties officeooo:rsid="00a06d58" officeooo:paragraph-rsid="00ca69c2"/>
    </style:style>
    <style:style style:name="P47" style:family="paragraph" style:parent-style-name="Text_20_body">
      <style:text-properties officeooo:rsid="00a06d58" officeooo:paragraph-rsid="00cc059f"/>
    </style:style>
    <style:style style:name="P48" style:family="paragraph" style:parent-style-name="Text_20_body">
      <style:text-properties officeooo:rsid="004d5399" officeooo:paragraph-rsid="00d1cb4d"/>
    </style:style>
    <style:style style:name="P49" style:family="paragraph" style:parent-style-name="Text_20_body">
      <style:paragraph-properties fo:text-align="start" style:justify-single-word="false"/>
      <style:text-properties officeooo:rsid="004d5399" officeooo:paragraph-rsid="00d4392c"/>
    </style:style>
    <style:style style:name="P50" style:family="paragraph" style:parent-style-name="Text_20_body">
      <style:text-properties officeooo:rsid="004d5399" officeooo:paragraph-rsid="00d4392c"/>
    </style:style>
    <style:style style:name="P51" style:family="paragraph" style:parent-style-name="Text_20_body">
      <style:text-properties officeooo:rsid="004d5399" officeooo:paragraph-rsid="0105b439"/>
    </style:style>
    <style:style style:name="P52" style:family="paragraph" style:parent-style-name="Text_20_body" style:list-style-name="L5">
      <style:text-properties officeooo:paragraph-rsid="0097cc75"/>
    </style:style>
    <style:style style:name="P53" style:family="paragraph" style:parent-style-name="Text_20_body" style:list-style-name="L5">
      <style:text-properties officeooo:rsid="0097cc75" officeooo:paragraph-rsid="0097cc75"/>
    </style:style>
    <style:style style:name="P54" style:family="paragraph" style:parent-style-name="Text_20_body">
      <style:paragraph-properties fo:text-align="start" style:justify-single-word="false"/>
      <style:text-properties officeooo:paragraph-rsid="00add38d"/>
    </style:style>
    <style:style style:name="P55" style:family="paragraph" style:parent-style-name="Text_20_body">
      <style:paragraph-properties fo:text-align="start" style:justify-single-word="false"/>
      <style:text-properties officeooo:paragraph-rsid="00d4392c"/>
    </style:style>
    <style:style style:name="P56" style:family="paragraph" style:parent-style-name="Text_20_body">
      <style:text-properties officeooo:paragraph-rsid="00bca7cd"/>
    </style:style>
    <style:style style:name="P57" style:family="paragraph" style:parent-style-name="Text_20_body">
      <style:text-properties officeooo:rsid="001e32d3" officeooo:paragraph-rsid="00d4392c"/>
    </style:style>
    <style:style style:name="P58" style:family="paragraph" style:parent-style-name="Text_20_body">
      <style:text-properties officeooo:rsid="0091c3d1" officeooo:paragraph-rsid="00d4392c"/>
    </style:style>
    <style:style style:name="P59" style:family="paragraph" style:parent-style-name="Text_20_body">
      <style:text-properties officeooo:paragraph-rsid="00d4392c"/>
    </style:style>
    <style:style style:name="P60" style:family="paragraph" style:parent-style-name="Text_20_body">
      <style:text-properties officeooo:rsid="0072e3c8" officeooo:paragraph-rsid="0072e3c8"/>
    </style:style>
    <style:style style:name="P61" style:family="paragraph" style:parent-style-name="Text_20_body">
      <style:text-properties officeooo:paragraph-rsid="00e3d7a6"/>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center" style:justify-single-word="false"/>
      <style:text-properties fo:font-size="14pt" officeooo:paragraph-rsid="00e4318e" style:font-size-asian="14pt" style:font-size-complex="14pt"/>
    </style:style>
    <style:style style:name="P64" style:family="paragraph" style:parent-style-name="Text_20_body">
      <style:text-properties officeooo:rsid="001ccb67" officeooo:paragraph-rsid="00e48b49"/>
    </style:style>
    <style:style style:name="P65" style:family="paragraph" style:parent-style-name="Text_20_body">
      <style:text-properties officeooo:paragraph-rsid="006e5e6c"/>
    </style:style>
    <style:style style:name="P66" style:family="paragraph" style:parent-style-name="Text_20_body">
      <style:text-properties officeooo:paragraph-rsid="00f3c7ce"/>
    </style:style>
    <style:style style:name="P67" style:family="paragraph" style:parent-style-name="Text_20_body">
      <style:text-properties officeooo:paragraph-rsid="00fe5a84"/>
    </style:style>
    <style:style style:name="P68" style:family="paragraph" style:parent-style-name="Text_20_body">
      <style:text-properties officeooo:paragraph-rsid="00ffbcd3"/>
    </style:style>
    <style:style style:name="P69" style:family="paragraph" style:parent-style-name="Text_20_body">
      <style:text-properties officeooo:paragraph-rsid="01006ca1"/>
    </style:style>
    <style:style style:name="P70" style:family="paragraph" style:parent-style-name="Text_20_body">
      <style:text-properties officeooo:paragraph-rsid="010bae72"/>
    </style:style>
    <style:style style:name="P71" style:family="paragraph" style:parent-style-name="Text_20_body">
      <style:text-properties officeooo:paragraph-rsid="011285b7"/>
    </style:style>
    <style:style style:name="P72" style:family="paragraph" style:parent-style-name="Text_20_body">
      <style:text-properties officeooo:paragraph-rsid="011e2424"/>
    </style:style>
    <style:style style:name="P73" style:family="paragraph" style:parent-style-name="Text_20_body">
      <style:paragraph-properties fo:margin-top="0in" fo:margin-bottom="0.1in" style:contextual-spacing="false"/>
      <style:text-properties officeooo:rsid="0097cc75" officeooo:paragraph-rsid="0097cc75"/>
    </style:style>
    <style:style style:name="P74" style:family="paragraph" style:parent-style-name="Text_20_body">
      <style:paragraph-properties fo:margin-top="0in" fo:margin-bottom="0.1in" style:contextual-spacing="false"/>
      <style:text-properties officeooo:rsid="00775489" officeooo:paragraph-rsid="00775489"/>
    </style:style>
    <style:style style:name="P75" style:family="paragraph" style:parent-style-name="Text_20_body">
      <style:paragraph-properties fo:margin-top="0in" fo:margin-bottom="0.1in" style:contextual-spacing="false"/>
      <style:text-properties officeooo:rsid="002da2e1" officeooo:paragraph-rsid="002da2e1"/>
    </style:style>
    <style:style style:name="P76" style:family="paragraph" style:parent-style-name="Text_20_body">
      <style:paragraph-properties fo:margin-top="0in" fo:margin-bottom="0.1in" style:contextual-spacing="false"/>
      <style:text-properties officeooo:paragraph-rsid="0075bb27"/>
    </style:style>
    <style:style style:name="P77" style:family="paragraph" style:parent-style-name="Text_20_body">
      <style:paragraph-properties fo:margin-top="0in" fo:margin-bottom="0in" style:contextual-spacing="false"/>
      <style:text-properties officeooo:paragraph-rsid="011285b7"/>
    </style:style>
    <style:style style:name="P78" style:family="paragraph" style:parent-style-name="Text_20_body">
      <style:paragraph-properties fo:margin-top="0in" fo:margin-bottom="0in" style:contextual-spacing="false"/>
      <style:text-properties officeooo:paragraph-rsid="011ec719"/>
    </style:style>
    <style:style style:name="P79" style:family="paragraph" style:parent-style-name="Text_20_body">
      <style:paragraph-properties fo:margin-top="0in" fo:margin-bottom="0in" style:contextual-spacing="false"/>
      <style:text-properties officeooo:paragraph-rsid="0120c765"/>
    </style:style>
    <style:style style:name="P80" style:family="paragraph" style:parent-style-name="Text_20_body">
      <style:paragraph-properties fo:margin-top="0in" fo:margin-bottom="0in" style:contextual-spacing="false"/>
      <style:text-properties officeooo:paragraph-rsid="0122de90"/>
    </style:style>
    <style:style style:name="P81" style:family="paragraph" style:parent-style-name="Text_20_body">
      <style:paragraph-properties fo:margin-left="0in" fo:margin-right="0in" fo:text-indent="0in" style:auto-text-indent="false"/>
      <style:text-properties officeooo:paragraph-rsid="0072e3c8"/>
    </style:style>
    <style:style style:name="P82" style:family="paragraph" style:parent-style-name="Text_20_body">
      <style:paragraph-properties fo:margin-left="0in" fo:margin-right="0in" fo:text-align="center" style:justify-single-word="false" fo:text-indent="0in" style:auto-text-indent="false"/>
    </style:style>
    <style:style style:name="P83" style:family="paragraph" style:parent-style-name="Text_20_body">
      <style:paragraph-properties fo:margin-top="0.1in" fo:margin-bottom="0in" style:contextual-spacing="false"/>
      <style:text-properties officeooo:rsid="00363093" officeooo:paragraph-rsid="00363093"/>
    </style:style>
    <style:style style:name="P84" style:family="paragraph" style:parent-style-name="Text_20_body">
      <style:paragraph-properties fo:margin-top="0.1in" fo:margin-bottom="0.1in" style:contextual-spacing="false"/>
      <style:text-properties officeooo:rsid="003326a4" officeooo:paragraph-rsid="003326a4"/>
    </style:style>
    <style:style style:name="P85" style:family="paragraph" style:parent-style-name="Heading_20_2">
      <style:text-properties officeooo:rsid="001fc67b"/>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1e32d3"/>
    </style:style>
    <style:style style:name="P88" style:family="paragraph" style:parent-style-name="Heading_20_1">
      <style:paragraph-properties fo:break-before="page"/>
      <style:text-properties officeooo:rsid="001e32d3" officeooo:paragraph-rsid="00d4392c"/>
    </style:style>
    <style:style style:name="P89" style:family="paragraph" style:parent-style-name="Heading_20_1">
      <style:paragraph-properties fo:break-before="page"/>
      <style:text-properties officeooo:rsid="008b76a0"/>
    </style:style>
    <style:style style:name="P90" style:family="paragraph" style:parent-style-name="Heading_20_1" style:list-style-name="">
      <style:paragraph-properties fo:break-before="page"/>
      <style:text-properties officeooo:rsid="00371f5c" officeooo:paragraph-rsid="00371f5c"/>
    </style:style>
    <style:style style:name="P91" style:family="paragraph" style:parent-style-name="Title" style:master-page-name="First_20_Page">
      <style:paragraph-properties style:page-number="auto"/>
      <style:text-properties officeooo:paragraph-rsid="01109600"/>
    </style:style>
    <style:style style:name="P92" style:family="paragraph" style:parent-style-name="Bibliography_20_Heading">
      <style:paragraph-properties fo:break-before="page"/>
    </style:style>
    <style:style style:name="P93" style:family="paragraph" style:parent-style-name="Bibliography_20_1">
      <style:paragraph-properties>
        <style:tab-stops/>
      </style:paragraph-properties>
    </style:style>
    <style:style style:name="P94" style:family="paragraph" style:parent-style-name="Subtitle">
      <style:text-properties fo:font-size="16pt" officeooo:paragraph-rsid="01109600" style:font-size-asian="16pt" style:font-size-complex="16pt"/>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4d5399"/>
    </style:style>
    <style:style style:name="T34" style:family="text">
      <style:text-properties officeooo:rsid="00505896"/>
    </style:style>
    <style:style style:name="T35" style:family="text">
      <style:text-properties officeooo:rsid="005aad7c"/>
    </style:style>
    <style:style style:name="T36" style:family="text">
      <style:text-properties officeooo:rsid="005b0aea"/>
    </style:style>
    <style:style style:name="T37" style:family="text">
      <style:text-properties officeooo:rsid="005cc878"/>
    </style:style>
    <style:style style:name="T38" style:family="text">
      <style:text-properties officeooo:rsid="005db19d"/>
    </style:style>
    <style:style style:name="T39" style:family="text">
      <style:text-properties officeooo:rsid="005e74cc"/>
    </style:style>
    <style:style style:name="T40" style:family="text">
      <style:text-properties officeooo:rsid="005feb91"/>
    </style:style>
    <style:style style:name="T41" style:family="text">
      <style:text-properties officeooo:rsid="0061946f"/>
    </style:style>
    <style:style style:name="T42" style:family="text">
      <style:text-properties officeooo:rsid="00630fc4"/>
    </style:style>
    <style:style style:name="T43" style:family="text">
      <style:text-properties officeooo:rsid="00652f26"/>
    </style:style>
    <style:style style:name="T44" style:family="text">
      <style:text-properties officeooo:rsid="00655d73"/>
    </style:style>
    <style:style style:name="T45" style:family="text">
      <style:text-properties officeooo:rsid="00662ad0"/>
    </style:style>
    <style:style style:name="T46" style:family="text">
      <style:text-properties officeooo:rsid="006e5e6c"/>
    </style:style>
    <style:style style:name="T47" style:family="text">
      <style:text-properties officeooo:rsid="006ff09e"/>
    </style:style>
    <style:style style:name="T48" style:family="text">
      <style:text-properties officeooo:rsid="0070cab0"/>
    </style:style>
    <style:style style:name="T49" style:family="text">
      <style:text-properties officeooo:rsid="00727b96"/>
    </style:style>
    <style:style style:name="T50" style:family="text">
      <style:text-properties officeooo:rsid="0072e3c8"/>
    </style:style>
    <style:style style:name="T51" style:family="text">
      <style:text-properties officeooo:rsid="0074d8e6"/>
    </style:style>
    <style:style style:name="T52" style:family="text">
      <style:text-properties officeooo:rsid="0075bb27"/>
    </style:style>
    <style:style style:name="T53" style:family="text">
      <style:text-properties officeooo:rsid="00775489"/>
    </style:style>
    <style:style style:name="T54" style:family="text">
      <style:text-properties officeooo:rsid="007773bb"/>
    </style:style>
    <style:style style:name="T55" style:family="text">
      <style:text-properties officeooo:rsid="0079f21d"/>
    </style:style>
    <style:style style:name="T56" style:family="text">
      <style:text-properties officeooo:rsid="007a9b52"/>
    </style:style>
    <style:style style:name="T57" style:family="text">
      <style:text-properties officeooo:rsid="007c7f68"/>
    </style:style>
    <style:style style:name="T58" style:family="text">
      <style:text-properties officeooo:rsid="007e53b2"/>
    </style:style>
    <style:style style:name="T59" style:family="text">
      <style:text-properties officeooo:rsid="007f0aa4"/>
    </style:style>
    <style:style style:name="T60" style:family="text">
      <style:text-properties officeooo:rsid="007fc1ce"/>
    </style:style>
    <style:style style:name="T61" style:family="text">
      <style:text-properties officeooo:rsid="00833dfb"/>
    </style:style>
    <style:style style:name="T62" style:family="text">
      <style:text-properties officeooo:rsid="008645a9"/>
    </style:style>
    <style:style style:name="T63" style:family="text">
      <style:text-properties officeooo:rsid="0086dac8"/>
    </style:style>
    <style:style style:name="T64" style:family="text">
      <style:text-properties officeooo:rsid="008bfaae"/>
    </style:style>
    <style:style style:name="T65" style:family="text">
      <style:text-properties officeooo:rsid="008e06a7"/>
    </style:style>
    <style:style style:name="T66" style:family="text">
      <style:text-properties officeooo:rsid="008e3a47"/>
    </style:style>
    <style:style style:name="T67" style:family="text">
      <style:text-properties officeooo:rsid="00940a0e"/>
    </style:style>
    <style:style style:name="T68" style:family="text">
      <style:text-properties officeooo:rsid="00955571"/>
    </style:style>
    <style:style style:name="T69" style:family="text">
      <style:text-properties officeooo:rsid="0096fd37"/>
    </style:style>
    <style:style style:name="T70" style:family="text">
      <style:text-properties officeooo:rsid="0097cc75"/>
    </style:style>
    <style:style style:name="T71" style:family="text">
      <style:text-properties officeooo:rsid="00994622"/>
    </style:style>
    <style:style style:name="T72" style:family="text">
      <style:text-properties officeooo:rsid="009b2f76"/>
    </style:style>
    <style:style style:name="T73" style:family="text">
      <style:text-properties officeooo:rsid="009bbac4"/>
    </style:style>
    <style:style style:name="T74" style:family="text">
      <style:text-properties officeooo:rsid="009d8049"/>
    </style:style>
    <style:style style:name="T75" style:family="text">
      <style:text-properties officeooo:rsid="009f1e98"/>
    </style:style>
    <style:style style:name="T76" style:family="text">
      <style:text-properties officeooo:rsid="00a23a2c"/>
    </style:style>
    <style:style style:name="T77" style:family="text">
      <style:text-properties officeooo:rsid="00a516b7"/>
    </style:style>
    <style:style style:name="T78" style:family="text">
      <style:text-properties officeooo:rsid="00a6322a"/>
    </style:style>
    <style:style style:name="T79" style:family="text">
      <style:text-properties officeooo:rsid="00a6cd90"/>
    </style:style>
    <style:style style:name="T80" style:family="text">
      <style:text-properties officeooo:rsid="00a80398"/>
    </style:style>
    <style:style style:name="T81" style:family="text">
      <style:text-properties officeooo:rsid="00a884c9"/>
    </style:style>
    <style:style style:name="T82" style:family="text">
      <style:text-properties officeooo:rsid="00a8d2e7"/>
    </style:style>
    <style:style style:name="T83" style:family="text">
      <style:text-properties officeooo:rsid="00aa9484"/>
    </style:style>
    <style:style style:name="T84" style:family="text">
      <style:text-properties officeooo:rsid="00ac2637"/>
    </style:style>
    <style:style style:name="T85" style:family="text">
      <style:text-properties officeooo:rsid="00ac5d31"/>
    </style:style>
    <style:style style:name="T86" style:family="text">
      <style:text-properties officeooo:rsid="00ad12de"/>
    </style:style>
    <style:style style:name="T87" style:family="text">
      <style:text-properties officeooo:rsid="00add38d"/>
    </style:style>
    <style:style style:name="T88" style:family="text">
      <style:text-properties officeooo:rsid="00aeeef1"/>
    </style:style>
    <style:style style:name="T89" style:family="text">
      <style:text-properties officeooo:rsid="00b021f0"/>
    </style:style>
    <style:style style:name="T90" style:family="text">
      <style:text-properties officeooo:rsid="00b12e38"/>
    </style:style>
    <style:style style:name="T91" style:family="text">
      <style:text-properties officeooo:rsid="00b1a3bf"/>
    </style:style>
    <style:style style:name="T92" style:family="text">
      <style:text-properties officeooo:rsid="00b1f3b5"/>
    </style:style>
    <style:style style:name="T93" style:family="text">
      <style:text-properties officeooo:rsid="00b3cfcc"/>
    </style:style>
    <style:style style:name="T94" style:family="text">
      <style:text-properties officeooo:rsid="00b5b202"/>
    </style:style>
    <style:style style:name="T95" style:family="text">
      <style:text-properties officeooo:rsid="00b72576"/>
    </style:style>
    <style:style style:name="T96" style:family="text">
      <style:text-properties officeooo:rsid="00b7a81b"/>
    </style:style>
    <style:style style:name="T97" style:family="text">
      <style:text-properties officeooo:rsid="004eeeff"/>
    </style:style>
    <style:style style:name="T98" style:family="text">
      <style:text-properties officeooo:rsid="00c3498c"/>
    </style:style>
    <style:style style:name="T99" style:family="text">
      <style:text-properties officeooo:rsid="00c3d2d5"/>
    </style:style>
    <style:style style:name="T100" style:family="text">
      <style:text-properties officeooo:rsid="00c4e120"/>
    </style:style>
    <style:style style:name="T101" style:family="text">
      <style:text-properties officeooo:rsid="00c607cc"/>
    </style:style>
    <style:style style:name="T102" style:family="text">
      <style:text-properties officeooo:rsid="00c702c7"/>
    </style:style>
    <style:style style:name="T103" style:family="text">
      <style:text-properties officeooo:rsid="00c84c21"/>
    </style:style>
    <style:style style:name="T104" style:family="text">
      <style:text-properties officeooo:rsid="00c919eb"/>
    </style:style>
    <style:style style:name="T105" style:family="text">
      <style:text-properties officeooo:rsid="00cc059f"/>
    </style:style>
    <style:style style:name="T106" style:family="text">
      <style:text-properties officeooo:rsid="00cdce96"/>
    </style:style>
    <style:style style:name="T107" style:family="text">
      <style:text-properties officeooo:rsid="00ce9364"/>
    </style:style>
    <style:style style:name="T108" style:family="text">
      <style:text-properties officeooo:rsid="00cf5c44"/>
    </style:style>
    <style:style style:name="T109" style:family="text">
      <style:text-properties officeooo:rsid="00cfa433"/>
    </style:style>
    <style:style style:name="T110" style:family="text">
      <style:text-properties officeooo:rsid="00d13998"/>
    </style:style>
    <style:style style:name="T111" style:family="text">
      <style:text-properties officeooo:rsid="00d1cb4d"/>
    </style:style>
    <style:style style:name="T112" style:family="text">
      <style:text-properties officeooo:rsid="00d565ad"/>
    </style:style>
    <style:style style:name="T113" style:family="text">
      <style:text-properties officeooo:rsid="00d7307e"/>
    </style:style>
    <style:style style:name="T114" style:family="text">
      <style:text-properties officeooo:rsid="00db282a"/>
    </style:style>
    <style:style style:name="T115" style:family="text">
      <style:text-properties officeooo:rsid="00db6cae"/>
    </style:style>
    <style:style style:name="T116" style:family="text">
      <style:text-properties officeooo:rsid="00dbf5d4"/>
    </style:style>
    <style:style style:name="T117" style:family="text">
      <style:text-properties officeooo:rsid="00e126bd"/>
    </style:style>
    <style:style style:name="T118" style:family="text">
      <style:text-properties officeooo:rsid="00e1f68d"/>
    </style:style>
    <style:style style:name="T119" style:family="text">
      <style:text-properties officeooo:rsid="00e226c9"/>
    </style:style>
    <style:style style:name="T120" style:family="text">
      <style:text-properties officeooo:rsid="00e2489d"/>
    </style:style>
    <style:style style:name="T121" style:family="text">
      <style:text-properties officeooo:rsid="00e3c0df"/>
    </style:style>
    <style:style style:name="T122" style:family="text">
      <style:text-properties officeooo:rsid="00e4318e"/>
    </style:style>
    <style:style style:name="T123" style:family="text">
      <style:text-properties officeooo:rsid="00e48b49"/>
    </style:style>
    <style:style style:name="T124" style:family="text">
      <style:text-properties officeooo:rsid="00e4e593"/>
    </style:style>
    <style:style style:name="T125" style:family="text">
      <style:text-properties officeooo:rsid="00e85947"/>
    </style:style>
    <style:style style:name="T126" style:family="text">
      <style:text-properties officeooo:rsid="00e9c726"/>
    </style:style>
    <style:style style:name="T127" style:family="text">
      <style:text-properties officeooo:rsid="00eaf7a9"/>
    </style:style>
    <style:style style:name="T128" style:family="text">
      <style:text-properties officeooo:rsid="00ebdab1"/>
    </style:style>
    <style:style style:name="T129" style:family="text">
      <style:text-properties officeooo:rsid="00ee0481"/>
    </style:style>
    <style:style style:name="T130" style:family="text">
      <style:text-properties officeooo:rsid="00f14ef9"/>
    </style:style>
    <style:style style:name="T131" style:family="text">
      <style:text-properties officeooo:rsid="00f25d9c"/>
    </style:style>
    <style:style style:name="T132" style:family="text">
      <style:text-properties officeooo:rsid="00f3c7ce"/>
    </style:style>
    <style:style style:name="T133" style:family="text">
      <style:text-properties officeooo:rsid="00f44640"/>
    </style:style>
    <style:style style:name="T134" style:family="text">
      <style:text-properties officeooo:rsid="00f622cd"/>
    </style:style>
    <style:style style:name="T135" style:family="text">
      <style:text-properties officeooo:rsid="00f699a6"/>
    </style:style>
    <style:style style:name="T136" style:family="text">
      <style:text-properties officeooo:rsid="00f89119"/>
    </style:style>
    <style:style style:name="T137" style:family="text">
      <style:text-properties officeooo:rsid="00fa1f93"/>
    </style:style>
    <style:style style:name="T138" style:family="text">
      <style:text-properties officeooo:rsid="00fbd9af"/>
    </style:style>
    <style:style style:name="T139" style:family="text">
      <style:text-properties officeooo:rsid="00fcfb82"/>
    </style:style>
    <style:style style:name="T140" style:family="text">
      <style:text-properties officeooo:rsid="00fe5a84"/>
    </style:style>
    <style:style style:name="T141" style:family="text">
      <style:text-properties officeooo:rsid="00fe9a50"/>
    </style:style>
    <style:style style:name="T142" style:family="text">
      <style:text-properties officeooo:rsid="010151bb"/>
    </style:style>
    <style:style style:name="T143" style:family="text">
      <style:text-properties officeooo:rsid="0101da7e"/>
    </style:style>
    <style:style style:name="T144" style:family="text">
      <style:text-properties officeooo:rsid="01038241"/>
    </style:style>
    <style:style style:name="T145" style:family="text">
      <style:text-properties officeooo:rsid="0103b455"/>
    </style:style>
    <style:style style:name="T146" style:family="text">
      <style:text-properties officeooo:rsid="0105b439"/>
    </style:style>
    <style:style style:name="T147" style:family="text">
      <style:text-properties officeooo:rsid="0108412c"/>
    </style:style>
    <style:style style:name="T148" style:family="text">
      <style:text-properties officeooo:rsid="0108eb0e"/>
    </style:style>
    <style:style style:name="T149" style:family="text">
      <style:text-properties officeooo:rsid="010bae72"/>
    </style:style>
    <style:style style:name="T150" style:family="text">
      <style:text-properties officeooo:rsid="010c7e0b"/>
    </style:style>
    <style:style style:name="T151" style:family="text">
      <style:text-properties officeooo:rsid="010e2f6b"/>
    </style:style>
    <style:style style:name="T152" style:family="text">
      <style:text-properties officeooo:rsid="01109600"/>
    </style:style>
    <style:style style:name="T153" style:family="text">
      <style:text-properties fo:font-size="24pt" officeooo:rsid="01109600" style:font-size-asian="24pt" style:font-size-complex="24pt"/>
    </style:style>
    <style:style style:name="T154" style:family="text">
      <style:text-properties officeooo:rsid="011a5fb5"/>
    </style:style>
    <style:style style:name="T155" style:family="text">
      <style:text-properties officeooo:rsid="011e2424"/>
    </style:style>
    <style:style style:name="T156" style:family="text">
      <style:text-properties officeooo:rsid="011ec719"/>
    </style:style>
    <style:style style:name="T157" style:family="text">
      <style:text-properties officeooo:rsid="011f1f74"/>
    </style:style>
    <style:style style:name="T158" style:family="text">
      <style:text-properties officeooo:rsid="0120c765"/>
    </style:style>
    <style:style style:name="T159" style:family="text">
      <style:text-properties officeooo:rsid="0122de9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T152"><text:line-break/><text:line-break/><text:line-break/><text:line-break/><text:line-break/><text:line-break/><text:line-break/><text:line-break/><text:line-break/></text:span><text:span text:style-name="T153">systemd als Init-Dämon</text:span><text:span text:style-name="T152"></text:span></text:p>
      <text:p text:style-name="P94"><text:span text:style-name="T152"><text:line-break/>Vom Server bis zum eingebetteten System</text:span></text:p>
      <text:p text:style-name="P82"/>
      <text:p text:style-name="P62"/>
      <text:p text:style-name="P62"/>
      <text:p text:style-name="P62"/>
      <text:p text:style-name="P62"/>
      <text:p text:style-name="P62"/>
      <text:p text:style-name="P63"><text:span text:style-name="T122">Stefano Di Martino &amp; Jakub Werner</text:span></text:p>
      <text:h text:style-name="P90" text:outline-level="1">Inhaltsverzeichnis </text:h>
      <text:p text:style-name="P7">Einleitung </text:p>
      <text:p text:style-name="P7">Funktionsweise </text:p>
      <text:p text:style-name="P7"><text:tab/>Socket Activation </text:p>
      <text:p text:style-name="P7"><text:tab/>Bus Activation </text:p>
      <text:p text:style-name="P7">Weitere systemd-Dienste </text:p>
      <text:p text:style-name="P7"><text:tab/>jounald </text:p>
      <text:p text:style-name="P7"><text:tab/>logind </text:p>
      <text:p text:style-name="P7"><text:tab/>user session </text:p>
      <text:p text:style-name="P7"><text:tab/>systemd Utilities </text:p>
      <text:p text:style-name="P7"><text:tab/>systemctl </text:p>
      <text:p text:style-name="P7"><text:tab/>analyze </text:p>
      <text:p text:style-name="P7"><text:tab/>loginctl </text:p>
      <text:p text:style-name="P7"><text:tab/>nspawn </text:p>
      <text:p text:style-name="P7">... </text:p>
      <text:p text:style-name="P7">Init-Dämons im Vergleich </text:p>
      <text:p text:style-name="P7"/>
      <text:p text:style-name="P7">Zusammenfassung</text:p>
      <text:h text:style-name="P86" text:outline-level="1">Einleitung</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23">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61">systemd wurde von Anfang an auf Erweiterbarkeit entwickelt und so kann es über Module über den Bootvorgang hinaus Dienste bereitstellen. <text:span text:style-name="T117">Dadurch hat sich systemd sehr schnell über die Fähigkeiten eines klassischen Init-Dämons hinaus entwickelt. </text:span><text:span text:style-name="T118">Dadurch, dass die von systemd (optionalen) bereitgestellten Dienste auf systemd optimiert sind, wird eine Zuverlässigkeit und Qualität erreicht, wie man sie zuvor auf Unix noch nicht gesehen hat. </text:span><text:span text:style-name="T119">systemd verleiht Linux Mächtigkeit und Funktionalitäten, die bis vor kurzem nur Mikrokerneln vorbehalten war</text:span><text:span text:style-name="T120">en</text:span><text:span text:style-name="T119">, wie das Überwachen und Neustarten von </text:span><text:span text:style-name="T121">Diensten</text:span><text:span text:style-name="T119">, falls diese sich aufgehängt haben </text:span><text:span text:style-name="T121">und nicht mehr reagieren </text:span><text:span text:style-name="T119">(Watchdog).</text:span></text:p>
      <text:p text:style-name="P64"><text:span text:style-name="T123">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7" text:outline-level="1">Funktionsweise</text:h>
      <text:p text:style-name="P13">In diesem Kapitel erörtern wir die verschiedenen Techniken, die es erlauben, den Bootvorgang zu parallelisieren und zu beschleunigen <text:span text:style-name="T131">und wie Dienste von systemd überwacht und gesteuert werden.</text:span></text:p>
      <text:h text:style-name="P85" text:outline-level="2">Socket Activation</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71">systemd greift das Konzept von initd auf, erweitert es jedoch mit AF_UNIX-Unterstützung, die lokale Dienste oft verwenden, so wie Bus Activation auf das später zu sprechen gekommen wird.<text:span text:style-name="T81"><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77"><text:span text:style-name="T10">Abbildung </text:span><text:span text:style-name="T10"><text:sequence-ref text:reference-format="value" text:ref-name="refIllustration0">1</text:sequence-ref></text:span><text:span text:style-name="T10"> </text:span><text:span text:style-name="T81"><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6.5in" draw:z-index="2"><draw:text-box fo:min-height="4.1772in"><text:p text:style-name="P22"><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24">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75">Neben dem hohen Parallesierungsgrad und der vereinfachten Konfiguration, hat Socket Activation noch weitere Vorteile:</text:p>
      <text:list xml:id="list8412057521466746584" text:style-name="L1">
        <text:list-item>
          <text:p text:style-name="P31">Falls ein Dienst abstürzt, geht keine einzige Nachricht verloren. Stattdessen kann der Dienst dort weiter machen, wo er aufgehört hat.</text:p>
        </text:list-item>
        <text:list-item>
          <text:p text:style-name="P30"><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32">Austausch der Dienste im fliegenden Wechsel: Dienste, die dieselben Nachrichten verarbeiten können, können jederzeit ausgetauscht werden, wenn beide dieselben Sockets benutzen.</text:p>
        </text:list-item>
      </text:list>
      <text:p text:style-name="P84">systemd unterstützt folgende <text:span text:style-name="T31">S</text:span>ocket <text:span text:style-name="T31">ähnliche </text:span><text:span text:style-name="T32">Technologien</text:span>:</text:p>
      <text:list xml:id="list5499562582824622870" text:style-name="L2">
        <text:list-item>
          <text:p text:style-name="P34">AF_UNIX, die klassischen Unix-Sockets.</text:p>
        </text:list-item>
        <text:list-item>
          <text:p text:style-name="P33"><text:span text:style-name="T21">AF_INET </text:span><text:span text:style-name="T24">S</text:span><text:span text:style-name="T21">ockets, z.B. TCP/IP </text:span><text:span text:style-name="T24">u</text:span><text:span text:style-name="T21">nd UDP/IP</text:span></text:p>
        </text:list-item>
        <text:list-item>
          <text:p text:style-name="P34">Unix named pipes/FIFOs.</text:p>
        </text:list-item>
        <text:list-item>
          <text:p text:style-name="P34">AF_NETLINK Sockets.</text:p>
        </text:list-item>
        <text:list-item>
          <text:p text:style-name="P33"><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34">POSIX Message Queues </text:p>
        </text:list-item>
      </text:list>
      <text:p text:style-name="P83">Ein Dienst, der von Socket Activation Gebrauch machen möchte, muss einen vorinitialisierten Socket von systemd entgegen nehmen, was sich jedoch auf wenige Zeilen Code beschränkt [1].</text:p>
      <text:p text:style-name="P9"><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text:span><text:span text:style-name="T26">.</text:span></text:p>
      <text:p text:style-name="P8"><draw:frame draw:style-name="fr2" draw:name="Rahmen3" text:anchor-type="paragraph" svg:x="0.0134in" svg:y="0.1571in" svg:width="2.4118in" draw:z-index="1"><draw:text-box fo:min-height="1.3701in"><text:p text:style-name="Preformatted_20_Text">[Service]</text:p><text:p text:style-name="P28">ExecStart=/usr/bin/foobard</text:p><text:p text:style-name="P27">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28">WantedBy=sockets.target</text:p><text:p text:style-name="P26">Abbildung <text:sequence text:ref-name="refIllustration2" text:name="Illustration" text:formula="ooow:Illustration+1" style:num-format="1">3</text:sequence>: foobar.socket</text:p></draw:text-box></draw:frame></text:p>
      <text:p text:style-name="P8"/>
      <text:p text:style-name="P8"/>
      <text:p text:style-name="P8"/>
      <text:p text:style-name="P8"/>
      <text:p text:style-name="P8"/>
      <text:p text:style-name="P8"/>
      <text:p text:style-name="P8"/>
      <text:p text:style-name="P8"/>
      <text:p text:style-name="P12"><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soft-page-break/>Bus Activation</text:h>
      <text:p text:style-name="P20"><text:span text:style-name="T41">D-Bus ist ein freies IPC-Framework</text:span><text:span text:style-name="T41"><text:note text:id="ftn3" text:note-class="footnote"><text:note-citation>3</text:note-citation><text:note-body><text:p text:style-name="P25">IPC steht für Interprocess Communication</text:p></text:note-body></text:note></text:span><text:span text:style-name="T41"> mit denen Programme miteinander kommunizieren können. </text:span><text:span text:style-name="T42">Moderne Dienste unterstützten heute zunehmend (zusätzlich) D-Bus </text:span><text:span text:style-name="T43">welches alle die Synchronisationsmechanismen unterstützt wie sie bei Socket Activation ebenfalls erwähnt wurden. </text:span><text:span text:style-name="T44">Ein Dienst kann ebenfalls nur auf Nachfrage gestartet werden, falls e</text:span><text:span text:style-name="T45">r</text:span><text:span text:style-name="T44"> selten genutzt wird.</text:span></text:p>
      <text:p text:style-name="P21"><text:span text:style-name="T74">Mittlerweile gibt es schon sehr fortgeschrittene Arbeiten D-Bus in den Kernel zu implementieren, was unter anderem Performancegründe hat und eine Forderung aus der embedded, noch genauer, aus der Automotive Welt ist.</text:span></text:p>
      <text:h text:style-name="Heading_20_2" text:outline-level="2">Dateisysteme-Jobs parallelisieren</text:h>
      <text:p text:style-name="P14">Nicht nur der Start von Diensten bietet Parallelisierungspotential, sondern auch Dateisystem verwandte Jobs wie mounten, fscking, quota etc.</text:p>
      <text:p text:style-name="P10"><text:span text:style-name="T35">Vor systemd wurde viel Zeit im IDLE-Zustand verbracht, um darauf zu warten, dass alle Geräte in /etc/fstab aufgelistet wurden. </text:span><text:span text:style-name="T36">Anschließend wurden sie gemounted, mit fschking geprüft und ggf. das Quota geprüft. </text:span><text:span text:style-name="T37">Erst danach konnten die Dienste gestartet werden.</text:span></text:p>
      <text:p text:style-name="P11"><text:span text:style-name="T38">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39">Möglich wird dies mit autofs, das die entsprechenden Mountpunkte vorab erstellt und sobald ein Dienst auf eine Datei zugreifen möchte, wird er vom Kernel in eine Schlange eingereiht. </text:span><text:span text:style-name="T40">Sobald die angeforderte Datei gemounted und geprüft wurde, werde der Mountpunkt mit der richtigen Datei ersetzt und die entsprechenden Dienste, die darauf zugreifen wollen, geweckt.</text:span></text:p>
      <text:p text:style-name="P15">Der Zugriff auf / kann natürlich nicht parallelisiert werden, da dort die Dienste selbst liegen, die gestartet werden müssen.</text:p>
      <text:h text:style-name="Heading_20_2" text:outline-level="2">PID 1 klein halten</text:h>
      <text:p text:style-name="P16">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6">Darüber hinaus ist die Ausführungsgeschwindigkeit von Shell sehr langsam, da die Befehle interpretiert werden müssen und nicht in Maschinencode vorliegen.</text:p>
      <text:p text:style-name="P65"><text:span text:style-name="T46">systemd erlaubt zwar das Ausführen von Shell-Scripts, Distributoren, </text:span><text:span text:style-name="T49">die systemd verwenden,</text:span><text:span text:style-name="T46"> sind jedoch </text:span><text:span text:style-name="T49">nach und nach </text:span><text:span text:style-name="T46">dazu übergegangen die Dienste in C zu schreiben. Zum Vergleich: Mac OS X, welches Launchd eingeführt und von dessen Ideen sich systemd bedient hat, gibt bei dem Befehl </text:span><text:span text:style-name="T3">echo $$</text:span><text:span text:style-name="T46"> die PID 154 und Linux die PID 1823 aus, </text:span><text:span text:style-name="T47">d. h. seit dem Systemstart wurden schon 154 bzw. 1823 Prozesse kreiert. </text:span><text:span text:style-name="T48">Im letzteren Fall kommt man wie oben schon erwähnt durch die Verwendung von Shell-Skripten auf eine so hohe Zahl.</text:span></text:p>
      <text:h text:style-name="Heading_20_2" text:outline-level="2"><text:span text:style-name="T130">Überwachung der Dienste</text:span></text:h>
      <text:p text:style-name="P66"><text:span text:style-name="T132">Ein zentraler Punkt eines Init-Dienstes </text:span><text:span text:style-name="T135">ist</text:span><text:span text:style-name="T132"> ebenfalls die Überwachung </text:span><text:span text:style-name="T133">der Dienste</text:span><text:span text:style-name="T132">, </text:span><text:span text:style-name="T134">was bis dato mit SysV-Init nicht zuverlässig funktioniert hat (siehe „Init-Dämons im Vergleich“).</text:span></text:p>
      <text:p text:style-name="P68"><text:span text:style-name="T136">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43">– All dies unterstützt systemd.</text:span></text:p>
      <text:p text:style-name="P69"><text:span text:style-name="T137">Ebenfalls sollte der Init-Dämon Dienste komplett </text:span><text:span text:style-name="T139">he</text:span><text:span text:style-name="T137">runterfahren können, was nicht einfach ist, wenn ein Dienst einen fork von sich gemacht hat. Z. B. könnte ein ausgeartetes CGI-Skript sich selbst forken und es würde nicht heruntergefahren werden, wenn Apache </text:span><text:span text:style-name="T138">he</text:span><text:span text:style-name="T137">runtergefahren wird. </text:span><text:span text:style-name="T81"><text:bibliography-mark text:identifier="Rethinking PID 1" text:bibliography-type="www" text:author="Lennart Poettering" text:title="Rethinking PID 1" text:year="30.04.2010" text:url="http://0pointer.de/blog/projects/systemd.html">[1]</text:bibliography-mark></text:span></text:p>
      <text:p text:style-name="P67"><text:soft-page-break/><text:span text:style-name="T140">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41">dessen Hierarchie im virtuellem Dateisystem (VFS) </text:span><text:span text:style-name="T142">als Ordner und Unterordner </text:span><text:span text:style-name="T141">aufgelistet wird.</text:span></text:p>
      <text:h text:style-name="P86" text:outline-level="1">Weitere systemd-Dienste</text:h>
      <text:p text:style-name="P56"><text:span text:style-name="T50">systemd hat sich sehr schnell vom Init-System zu einer Ansammlung von Kern-Diensten erweitert, so dass der Hauptentwickler Lennart Poettering mittlerweile von „Core OS“ </text:span><text:span text:style-name="T59">(siehe Abbildung </text:span><text:span text:style-name="T59"><text:sequence-ref text:reference-format="value" text:ref-name="refIllustration3">4</text:sequence-ref></text:span><text:span text:style-name="T59"> </text:span><text:span text:style-name="T59"><text:bibliography-mark text:identifier="Systemd Components" text:bibliography-type="www" text:author="ScotXW" text:title="Wikipedia: Systemd Components" text:year="29.09.2013" text:url="http://de.wikipedia.org/wiki/Datei:Systemd_components.svg">[2]</text:bibliography-mark></text:span><text:span text:style-name="T59">)</text:span><text:span text:style-name="T50"> redet, </text:span><text:span text:style-name="T96">d</text:span><text:span text:style-name="T112">as</text:span><text:span text:style-name="T96"> 97% </text:span><text:span text:style-name="T97">der Anwendungsfälle abdecken </text:span><text:span text:style-name="T96">soll:</text:span><text:span text:style-name="T97"> Vom Server bis zum eingebetteten System, wobei mit eingebetteten Systemen eher die Hardware-Klasse </text:span><text:span text:style-name="T113">der</text:span><text:span text:style-name="T97"> Smartphones gemeint sind. Bei „richtigen eingebetteten Systemen“ empfiehlt Lennart Poettering busybox. </text:span><text:span text:style-name="T97"><text:bibliography-mark text:identifier="foss.in – „systemd as the Core OS“" text:bibliography-type="www" text:author="Lennart Poettering" text:title="foss.in - systemd as the Core OS" text:year="2012" text:url="http://www.youtube.com/watch?v=_2aa34Uzr3c">[3]</text:bibliography-mark></text:span></text:p>
      <text:p text:style-name="P60">Einige dieser Dienste, die den Kern eines jeden Betriebssystems ausmachen, wollen wir hier vorstellen.</text:p>
      <text:p text:style-name="P81"><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span text:style-name="T56">j</text:span><text:span text:style-name="T51">ournal</text:span><text:span text:style-name="T56">d</text:span></text:h>
      <text:p text:style-name="P76"><text:span text:style-name="T56">j</text:span><text:span text:style-name="T52">ournal</text:span><text:span text:style-name="T56">d</text:span><text:span text:style-name="T52"> </text:span><text:span text:style-name="T56">ist ein Dienst von systemd </text:span><text:span text:style-name="T61">und </text:span><text:span text:style-name="T52">bietet viele Vorteile, die die alten log-Dienste wie </text:span><text:span text:style-name="T56">r</text:span><text:span text:style-name="T52">syslog nicht oder nur eingeschränkt bieten. Um nur einige aufzuzählen</text:span><text:span text:style-name="T52"><text:bibliography-mark text:identifier="systemd journal" text:bibliography-type="www" text:author="Lennart Poettering" text:title="systemd journal" text:year="2011" text:url="https://docs.google.com/document/pub?id=1IC9yOXj7j6cdLLxWEBAGRL6wl97tFxgjLUEHIX3MSTs">[4]</text:bibliography-mark></text:span><text:span text:style-name="T52">:</text:span></text:p>
      <text:list xml:id="list5490622131240073694" text:style-name="L3">
        <text:list-item>
          <text:p text:style-name="P38">POSIX-ACL: Welcher Nutzer bzw. welche Gruppe darf mit welcher Berechtigung auf welche Log-Datei zugreifen?</text:p>
        </text:list-item>
        <text:list-item>
          <text:p text:style-name="P35"><text:span text:style-name="T51">Zugriff auf die Logs mit O(log(n)) </text:span><text:span text:style-name="T52">statt O(n).</text:span></text:p>
        </text:list-item>
        <text:list-item>
          <text:p text:style-name="P38">Deduplizierung: Z. B. Wird Hostname systemweit nur einmal gespeichert. Andere Einträge können darauf referenzieren.</text:p>
        </text:list-item>
        <text:list-item>
          <text:p text:style-name="P38">Automatische Komprimierung der Daten.</text:p>
        </text:list-item>
        <text:list-item>
          <text:p text:style-name="P38">Binäre BLOBs können abgespeichert werden.</text:p>
        </text:list-item>
        <text:list-item>
          <text:p text:style-name="P36"><text:span text:style-name="T51">Prozesse die loggen, werden automatisch authentifiziert. </text:span><text:span text:style-name="T62">– B</text:span><text:span text:style-name="T51">ei alten Loggern war es möglich, dass <text:s/>sich z. B. jeder als „apache“ ausgeben k</text:span><text:span text:style-name="T62">onnte</text:span><text:span text:style-name="T51">. </text:span><text:span text:style-name="T63">systemd vermeidet dies durch Verwendung von Metadaten wie _EXE, die die ausführbare Datei angibt und von Anwendungen nicht selbst gesetzt werden können.</text:span></text:p>
        </text:list-item>
        <text:list-item>
          <text:p text:style-name="P39">Alle Logs werden, ähnlich wie bei git, gehasht. Nachträgliche Manipulationen des Logs sind somit nicht möglich wie das bei alten Log-Dateien, mit entsprechenden Rechten, die man sich evtl. gehackt hat, der Fall war.</text:p>
        </text:list-item>
        <text:list-item>
          <text:p text:style-name="P40"><text:soft-page-break/>Die Festplattengröße wird beim Loggen beachtet, so dass die Festplatte unter keinen Umständen durch das Loggen voll läuft.</text:p>
        </text:list-item>
        <text:list-item>
          <text:p text:style-name="P37"><text:span text:style-name="T57">Skaliert vom eingebettetem System bis zu</text:span><text:span text:style-name="T58">m</text:span><text:span text:style-name="T57"> Supercomputern und Clustern.</text:span></text:p>
        </text:list-item>
      </text:list>
      <text:h text:style-name="Heading_20_3" text:outline-level="3">Grundlagen</text:h>
      <text:p text:style-name="P17"><text:span text:style-name="T53">Um die letzten 10 Log-Einträge anzuzeigen, hat man zuvor </text:span><text:span text:style-name="T4">tail -f /var/log/messages</text:span><text:span text:style-name="T53"> benutzt. Das Äquivalent dazu ist </text:span><text:span text:style-name="T4">journalctl -f</text:span><text:span text:style-name="T53">. Echtzeit-Überwachung ist bei beiden Varianten möglich.</text:span></text:p>
      <text:p text:style-name="P74">Die Möglichkeiten mit journalctl gehen jedoch weit über bisherige Möglichkeiten hinaus, die man zuvor nicht, oder nur mit größerem Aufwand umsetzen konnte:</text:p>
      <text:list xml:id="list8454650138931576035" text:style-name="L4">
        <text:list-item>
          <text:p text:style-name="P41"><text:span text:style-name="T53">Alle Logs seit dem Bootvorgang: </text:span><text:span text:style-name="T4">journalctl -b</text:span></text:p>
        </text:list-item>
        <text:list-item>
          <text:p text:style-name="P41"><text:span text:style-name="T53">Alle Logs seit gestern: </text:span><text:span text:style-name="T4">journalctl –since=yesterday</text:span></text:p>
        </text:list-item>
        <text:list-item>
          <text:p text:style-name="P42"><text:span text:style-name="T53">Alle Logs <text:s/>von httpd zwischen 0:00 und 9:30 Uhr: <text:line-break/></text:span><text:span text:style-name="T4">journalctl -u httpd --since=00:00 –until=9:30</text:span></text:p>
        </text:list-item>
        <text:list-item>
          <text:p text:style-name="P43"><text:span text:style-name="T54">Alle Logs /dev/sdc betreffend: </text:span><text:span text:style-name="T5">journalctl /dev/sdc</text:span></text:p>
        </text:list-item>
        <text:list-item>
          <text:p text:style-name="P44"><text:span text:style-name="T54">Alle Logs </text:span><text:span text:style-name="T54">vpnc </text:span><text:span text:style-name="T114">oder</text:span><text:span text:style-name="T54"> dhclient betreffend: </text:span><text:span text:style-name="T5">journalctl /usr/sbin/vpnc /usr/sbin/dhclient</text:span></text:p>
        </text:list-item>
        <text:list-item>
          <text:p text:style-name="P45"><text:span text:style-name="T55">Alle Logs mit der PID 1: </text:span><text:span text:style-name="T6">journalctl _PID=1</text:span></text:p>
        </text:list-item>
      </text:list>
      <text:h text:style-name="Heading_20_2" text:outline-level="2">WatchDog</text:h>
      <text:p text:style-name="P46">systemd versucht drei <text:span text:style-name="T99">Bereichen</text:span> gerecht zu werden: <text:span text:style-name="T99">Der </text:span>Embedded-, Desktop- und Server-<text:span text:style-name="T99">Welt</text:span>. Trotz der gewaltigen Unterschiede in der zur <text:span text:style-name="T98">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100">um die Verfügbarkeit </text:span><text:span text:style-name="T101">und Zuverlässigkeit </text:span><text:span text:style-name="T100">zu erhöhen. </text:span><text:span text:style-name="T102">Bei Servern, die Dienste zur Verfügung stellen, spielte Verfügbarkeit und Zuverlässigkeit ebenso eine große Rolle </text:span><text:span text:style-name="T103">(bei Desktop-Systemen weniger)</text:span><text:span text:style-name="T102">.</text:span></text:p>
      <text:p text:style-name="P47"><text:span text:style-name="T104">systemd unterstützt sei</text:span><text:span text:style-name="T105">t</text:span><text:span text:style-name="T104"> Version 183 </text:span><text:span text:style-name="T105">sowohl </text:span><text:span text:style-name="T104">Hardware- </text:span><text:span text:style-name="T105">als auch Supervisor-Watchdog (Software) für einzelne Dienste. </text:span><text:span text:style-name="T105"><text:bibliography-mark text:identifier="Watchdog" text:bibliography-type="www" text:author="Lennart Poettering" text:title="systemd for Administrators – Part XV" text:year="28.06.2012" text:url="http://0pointer.de/blog/projects/watchdog.html">[5]</text:bibliography-mark></text:span><text:span text:style-name="T105"> </text:span><text:span text:style-name="T106">Falls diese Funktionalität aktiviert ist, wird systemd regelmäßig die Watchdog-Hardware anpingen. Falls sich systemd oder der Linux-Kernel aufgehängt haben, wird der Ping ausgesetzt und das System von Watchdog neugestartet. </text:span><text:span text:style-name="T107">Darüber hinaus stellt systemd ein Interface für Software-Watchdog für einzelne Dienste zur Verfügung, </text:span><text:span text:style-name="T108">so dass </text:span><text:span text:style-name="T109">diese</text:span><text:span text:style-name="T108"> ebenfalls von systemd neugestartet werden können (oder andere denkbare, </text:span><text:span text:style-name="T110">konfigurierbare</text:span><text:span text:style-name="T108"> Aktionen), falls diese sich aufhängen.</text:span></text:p>
      <text:p text:style-name="P48"><text:span text:style-name="T111">Nimmt man alles zusammen (Hardware-Watchdog, der systemd und Linux überwacht und Software-Watchdog, der einzelne Dienste überwacht), hat man ein hoch zuverlässiges System.</text:span></text:p>
      <text:h text:style-name="Heading_20_2" text:outline-level="2"><text:span text:style-name="T116">l</text:span><text:span text:style-name="T115">ogin</text:span><text:span text:style-name="T116">d</text:span></text:h>
      <text:p text:style-name="P51"><text:span text:style-name="T144">logind ist </text:span><text:span text:style-name="T146">unter anderem </text:span><text:span text:style-name="T144">für das Session- und Seat-Management verantwortlich. Multiseats und Multisessions werden von </text:span><text:span text:style-name="T146">logind</text:span><text:span text:style-name="T144">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7"><text:bibliography-mark text:identifier="foss.in – „systemd as the Core OS“" text:bibliography-type="www" text:author="Lennart Poettering" text:title="foss.in - systemd as the Core OS" text:year="2012" text:url="http://www.youtube.com/watch?v=_2aa34Uzr3c">[3]</text:bibliography-mark></text:span></text:p>
      <text:p text:style-name="P51"><text:span text:style-name="T145">logind beinhaltet mehrere Komponenten in sich und diese weiter auszuführen würde den Rahmen dieser Ausarbeitung sprengen. Dennoch wollten wir kurz auf das Session-Management mit logind und cgroups zu sprechen kommen.</text:span></text:p>
      <text:h text:style-name="P89" text:outline-level="1">Init-Dämons im Vergleich</text:h>
      <text:h text:style-name="Heading_20_2" text:outline-level="2">SysV-Init</text:h>
      <text:p text:style-name="P70"><text:span text:style-name="T88">Das Konzept von SysV-Init stammt ursprünglich vom Unix System V ab, daher der Name. Der Dienst startet als erstes Prozess beim Booten (PID 1) und startet nacheinander andere Dienste, wobei hier die Abhängigkeiten berücksichtigt werden müssen. </text:span><text:span text:style-name="T149">Ist beim Booten eine Festplatte angeschlossen wird diese erst initialisiert, wobei andere Dienste erst mal warten müssen. Tritt dabei ein Fehler auf, wird der komplette Bootvorgang unterbrochen. </text:span><text:span text:style-name="T73"><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70"><text:span text:style-name="T88">SysV-Init selbst und auch die Dienste, die er startet, sind i. d. R. Shell-Skripte. </text:span><text:span text:style-name="T89">Wie das System initialisiert wird, wird in /etc/inittab festgelegt. Hier unterscheidet man zwischen verschiedenen Run-Levels, die bspw. Dinge wie Einbenutzerbetrieb, Mehrbenutzerbetrieb, Netzwerkunterstützung etc. festlegen. </text:span><text:span text:style-name="T90">Je nach dem, welcher Run-Level konfiguriert ist, wird der entsprechende Run-Level-Ordner ausgeführt. </text:span><text:span text:style-name="T90"><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90"> </text:span><text:span text:style-name="T91">In der inittab kann ebenfalls festgelegt werden, ob ein Dienst bei einem Absturz oder einer Beendigung neugestartet werden soll. Der entsprechende Dienst hinterlegt dabei meist in /run/var seine PID </text:span><text:span text:style-name="T93">und </text:span><text:span text:style-name="T91">SysV</text:span><text:span text:style-name="T94">-Init</text:span><text:span text:style-name="T91"> versucht die Dienste </text:span><text:span text:style-name="T93">entsprechend zuzuordnen. </text:span><text:span text:style-name="T95">Allerdings können sich Dienste der Kontrolle schnell entziehen, in dem sie sich forken und dadurch eine neue PID zugewiesen bekommen. </text:span><text:span text:style-name="T150">Mit SysV-Init können auch nicht Gruppen von zusammengehörigen Diensten wie z. B. Apache, MySQL die Ressourcen limitiert werden, da SysV-Init keinen Bezug zu Kindprozessen herstellen kann.</text:span></text:p>
      <text:h text:style-name="Heading_20_2" text:outline-level="2"><text:span text:style-name="T65">Auf Hibernate und Resume basierte</text:span><text:span text:style-name="T66">s</text:span><text:span text:style-name="T65"> </text:span><text:span text:style-name="T66">Booten</text:span></text:h>
      <text:p text:style-name="P18"><text:span text:style-name="T65">Chinesische Software-Ingenieure der „Chinese Academy of Sciences Beijing“ haben einen auf Hibernate und Resume basierte </text:span><text:span text:style-name="T66">Bootmethode</text:span><text:span text:style-name="T65"> entwickelt, der mit dem Schlafenlegen und Aufwecken von PCs verwandt ist. </text:span><text:span text:style-name="T66">Die Bootzeit hat sich dadurch von 14,47 Sekunden auf 12 Sekunden verkürzt, was ein Performancegewinn von 17% ist. </text:span><text:span text:style-name="T66"><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6"> Die Testumgebung war ein MSTAR 6198 TV Board. Dies soll hier nur am Rande erwähnt werden, da richtige Init-Dienste sehr viel mehr Mächtigkeit bieten als ein simples Einfrieren und Laden des Systemzustandes </text:span><text:span text:style-name="T75">(zur Erinnerung: Selbst Sys-V-Init konnte rudimentär Dienste überwachen)</text:span><text:span text:style-name="T66">. Darüber hinaus scheint es sich eher um unfertige Forschungsarbeit zu handeln, deren Produkt für die Allgemeinheit nicht in Form von Quellcode zur Verfügung steht wie das bei anderen init-Diensten der Fall ist.</text:span></text:p>
      <text:h text:style-name="Heading_20_2" text:outline-level="2">Upstart</text:h>
      <text:p text:style-name="P19"><text:span text:style-name="T68">Upstart </text:span><text:span text:style-name="T83">ist ein eventbasierter Init-Dienst</text:span><text:span text:style-name="T68"> </text:span><text:span text:style-name="T83">der</text:span><text:span text:style-name="T68"> von Canonical, die Firma hinter Ubuntu, noch vor systemd erfunden. </text:span><text:span text:style-name="T69">E</text:span><text:span text:style-name="T84">r</text:span><text:span text:style-name="T69"> wurde, ähnlich wie systemd, entwickelt, um den Bootvorgang </text:span><text:span text:style-name="T85">durch Parallelisierung</text:span><text:span text:style-name="T69"> zu beschleunigen.</text:span></text:p>
      <text:p text:style-name="P73">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52"><text:span text:style-name="T70">Beobachte alle anderen Dienste, die </text:span><text:span text:style-name="T72">ihn</text:span><text:span text:style-name="T70"> möglicherweise in Anspruch nehmen und achte beim Starten auf die richtige Reihenfolge.</text:span></text:p>
        </text:list-item>
        <text:list-item>
          <text:p text:style-name="P53">Warte einfach, bis jemand den Dienst in Anspruch nehmen möchte und starte ihn auf Nachfrage.</text:p>
        </text:list-item>
      </text:list>
      <text:p text:style-name="P29"><text:span text:style-name="T70">SysV-Init und auch </text:span><text:span text:style-name="T72">U</text:span><text:span text:style-name="T70">pstart benutzen die erste Methode, systemd die zweite. </text:span><text:span text:style-name="T71">D. h., dass bei </text:span><text:span text:style-name="T72">U</text:span><text:span text:style-name="T71">pstart bei der Administration der Dienste ebenfalls ihre Abhängigkeiten konfiguriert werden müssen und </text:span><text:span text:style-name="T79">darüber hinaus, </text:span><text:span text:style-name="T71">dass Dienste, </text:span><text:span text:style-name="T77">die von</text:span><text:span text:style-name="T76"> andere</text:span><text:span text:style-name="T77">n</text:span><text:span text:style-name="T76"> Dienste</text:span><text:span text:style-name="T77">n</text:span><text:span text:style-name="T76"> abhäng</text:span><text:span text:style-name="T77">ig sind</text:span><text:span text:style-name="T76">,</text:span><text:span text:style-name="T71"> </text:span><text:span text:style-name="T77">gestartet werden, sobald der Dienst, </text:span><text:span text:style-name="T78">von dem sie abhängen, gestartet </text:span><text:span text:style-name="T80">wurde</text:span><text:span text:style-name="T78">, ganz gleich, </text:span><text:span text:style-name="T79">ob sie gebraucht werden oder nicht. </text:span><text:span text:style-name="T81">Konkret heißt das, dass </text:span><text:span text:style-name="T86">wenn D-Bus gestartet wird, auch </text:span><text:span text:style-name="T81">NetworkManager – der von D-Bus abhängt – gestartet wird. </text:span><text:span text:style-name="T81"><text:bibliography-mark text:identifier="Rethinking PID 1" text:bibliography-type="www" text:author="Lennart Poettering" text:title="Rethinking PID 1" text:year="30.04.2010" text:url="http://0pointer.de/blog/projects/systemd.html">[1]</text:bibliography-mark></text:span><text:span text:style-name="T81"> systemd geht genau umgekehrt vor. Wenn NetworkManager startet und D-Bus beanspruchen will, wird dieser gestartet. </text:span><text:span text:style-name="T82">Upstart startet hingegen vorsichtshalber alle Dienste im Voraus, die </text:span><text:span text:style-name="T7">möglicherweise</text:span><text:span text:style-name="T82"> gebraucht werden. </text:span><text:span text:style-name="T83">Ein weiteres Beispiel, diesmal aber auf Events </text:span><text:soft-page-break/><text:span text:style-name="T83">bezogen:</text:span><text:span text:style-name="T73"> </text:span><text:span text:style-name="T72">Der Druckdienst Cups startet nach dem Event „Dateisystem eingebunden“. </text:span><text:span text:style-name="T73">Ob er nun gebraucht wird oder nicht, spielt keine Rolle.</text:span><text:span text:style-name="T73"><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72">Upstart ermöglicht nur dann Parallelität, wenn Events </text:span><text:span text:style-name="T91">und Dienste</text:span><text:span text:style-name="T72"> voneinander unabhängig sind. </text:span><text:span text:style-name="T73">Bspw. können alle Dienste, die vom Event „Netzwerk </text:span><text:span text:style-name="T92">aktiviert</text:span><text:span text:style-name="T73">“ unabhängig sind, parallel starten. Allerdings gilt das nicht </text:span><text:span text:style-name="T91">unbedingt</text:span><text:span text:style-name="T73"> für die Netzwerkdienste selbst. Hier müssen Abhängigkeiten definiert werden, was dann </text:span><text:span text:style-name="T91">oft </text:span><text:span text:style-name="T73">wieder zu einer sequentiellen Abarbeitung führt.</text:span></text:p>
      <text:h text:style-name="Heading_20_2" text:outline-level="2"><text:span text:style-name="T156">Einsatz</text:span></text:h>
      <text:p text:style-name="P78"><text:span text:style-name="T124">Bei der Diskussion in der Debian Mailingliste, ob sie </text:span><text:span text:style-name="T125">in Zukunft</text:span><text:span text:style-name="T124"> upstart oder systemd als Default-Init-System wählen sollen, hat sich der Musik-Streaming-Dienst Spotify mit einem Bugreport eingeschaltet </text:span><text:span text:style-name="T124"><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24">. </text:span><text:span text:style-name="T125">Sie würden Debian GNU/Linux mit systemd auf 5000 physischen Servern verwenden und sind überzeugt, dass das Abhängigkeitsmodell von systemd einfacher zu verstehen, zu erklären und anwendbar </text:span><text:span text:style-name="T126">sei</text:span><text:span text:style-name="T125"> als </text:span><text:span text:style-name="T147">bei</text:span><text:span text:style-name="T125"> upstart. </text:span><text:span text:style-name="T127">Außerdem helfen die zahlreichen Features die von </text:span><text:span text:style-name="T151">c</text:span><text:span text:style-name="T148">g</text:span><text:span text:style-name="T127">roups Gebrauch machen, in einem </text:span><text:span text:style-name="T128">hoch skalierbarem</text:span><text:span text:style-name="T127"> System wie der ihren. </text:span><text:span text:style-name="T129">Darüber hinaus glauben sie, dass man mit der systemd-Community besser zusammenarbeiten kann.</text:span></text:p>
      <text:p text:style-name="P78"><text:span text:style-name="T156">Tatsächlich gibt es keine Distribution außer Ubuntu und seine Derivate die (noch) upstart einsetzen. </text:span><text:span text:style-name="T157">Alle sind entweder auf systemd gewechselt (und das sind die meisten) oder verwenden noch den klassischen SysV-Init-Dämon (dazu gehört Debian noch dazu).</text:span></text:p>
      <text:p text:style-name="P79"><text:span text:style-name="T158">Auch in eingebetteten System wird systemd verwendet. So verwendet das Smartphone Jolla, das schon seit einigen Monaten verkauft wird, systemd. </text:span><text:span text:style-name="T158"><text:bibliography-mark text:identifier="Jolla" text:bibliography-type="www" text:author="Jake Edge" text:title="Jolla: Sailfish OS, Qt, and open source" text:year="31.07.2013" text:url="http://lwn.net/Articles/561463/">[11]</text:bibliography-mark></text:span></text:p>
      <text:p text:style-name="P80"><text:span text:style-name="T159">Auch das künftige Smartphone-OS Tizen verwendet systemd und soll den Bootvorgang bis zum Homescreen in weniger als 7 Sekunden schaffen. </text:span><text:span text:style-name="T159"><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86" text:outline-level="1"><text:span text:style-name="T154">Zusammenfassung und Ausblick</text:span></text:h>
      <text:p text:style-name="P72"><text:span text:style-name="T155">systemd</text:span></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2">Quellenverzeichnis</text:p>
          </text:index-title>
          <text:p text:style-name="P93">1: Lennart Poettering, Rethinking PID 1, 30.04.2010, http://0pointer.de/blog/projects/systemd.html</text:p>
          <text:p text:style-name="P93">2: ScotXW, Wikipedia: Systemd Components, 29.09.2013, http://de.wikipedia.org/wiki/Datei:Systemd_components.svg</text:p>
          <text:p text:style-name="P93">3: Lennart Poettering, foss.in - systemd as the Core OS, 2012, http://www.youtube.com/watch?v=_2aa34Uzr3c</text:p>
          <text:p text:style-name="P93">4: Lennart Poettering, systemd journal, 2011, https://docs.google.com/document/pub?id=1IC9yOXj7j6cdLLxWEBAGRL6wl97tFxgjLUEHIX3MSTs</text:p>
          <text:p text:style-name="P93">5: Lennart Poettering, systemd for Administrators – Part XV, 28.06.2012, http://0pointer.de/blog/projects/watchdog.html</text:p>
          <text:p text:style-name="P93">6: Tim Schürmann, Fliegender Start – Upstart und Systemd im Vergleich, Januar 2011, http://www.linux-community.de/Internal/Artikel/Print-Artikel/LinuxUser/2011/01/Upstart-und-Systemd-im-Vergleich</text:p>
          <text:p text:style-name="P93">7: Mirko Dölle, Schneller booten mit Upstart, 29.10.2009, www.heise.de/open/artikel/Schneller-booten-mit-Upstart-844394.html</text:p>
          <text:p text:style-name="P93">8: Peng Chen, Quansheng Zhang, Shuzhi Wang, Xiaofeng Dong, The Research of Fastboot of Embedded Linux based on State Keepingand Resuming, 16.09.2011</text:p>
          <text:p text:style-name="P93">9: Jonathan Corbet, The road forward for systemd, 26.05.2010, http://lwn.net/Articles/389149/</text:p>
          <text:p text:style-name="P93">10: Noa Resare, tech-ctte: Decide which init system to default to in Debian, 17.01.2014, http://bugs.debian.org/cgi-bin/bugreport.cgi?bug=727708#3546</text:p>
          <text:p text:style-name="P93">11: Jake Edge, Jolla: Sailfish OS, Qt, and open source, 31.07.2013, http://lwn.net/Articles/561463/</text:p>
          <text:p text:style-name="P93">12: Mikko Ylinen, TizenIVI Architecture, 07.05.2012, http://download.tizen.org/misc/media/conference2012/wednesday/bayview/2012-05-09-0945-1025-tizen_ivi_architecture.pdf</text:p>
        </text:index-body>
      </text:bibliography>
      <text:p text:style-name="P54"><text:span text:style-name="T87"/></text:p>
      <text:h text:style-name="P88" text:outline-level="1">Quellen</text:h>
      <text:p text:style-name="P57">[1] http://0pointer.de/blog/projects/socket-activation.html</text:p>
      <text:p text:style-name="P57">[2] <text:a xlink:type="simple" xlink:href="http://0pointer.de/public/parallelization.png">http://0pointer.de/public/parallelization.png</text:a></text:p>
      <text:p text:style-name="P49">[3] <text:span text:style-name="T52">systemd journal, </text:span><text:a xlink:type="simple" xlink:href="https://docs.google.com/document/pub"><text:span text:style-name="T52">https://docs.google.com/document/pub</text:span></text:a><text:span text:style-name="T52">?<text:line-break/> <text:s text:c="12"/>id=1IC9yOXj7j6cdLLxWEBAGRL6wl97tFxgjLUEHIX3MSTs</text:span></text:p>
      <text:p text:style-name="P50">[4] „<text:span text:style-name="T55">systemd for Administrators, Part XVII“, http://0pointer.de/blog/projects/journalctl.html</text:span></text:p>
      <text:p text:style-name="P59"><text:span text:style-name="T33">[5] </text:span><text:bookmark text:name="watch-headline-title"/><text:bookmark text:name="eow-title"/><text:span text:style-name="T34">foss.in – </text:span><text:span text:style-name="T33">„systemd as the Core OS“, </text:span><text:a xlink:type="simple" xlink:href="http://www.youtube.com/watch?v=_2aa34Uzr3c"><text:span text:style-name="T33">http://www.youtube.com/watch?v=_2aa34Uzr3c</text:span></text:a></text:p>
      <text:p text:style-name="P59"><text:span text:style-name="T60">[6] </text:span><text:a xlink:type="simple" xlink:href="http://de.wikipedia.org/wiki/Datei:Systemd_components.svg"><text:span text:style-name="T60">http://de.wikipedia.org/wiki/Datei:Systemd_components.svg</text:span></text:a></text:p>
      <text:p text:style-name="P59"><text:span text:style-name="T64">[7] Jolla: Sailfish OS, Qt, and open source, </text:span><text:a xlink:type="simple" xlink:href="http://lwn.net/Articles/561463/"><text:span text:style-name="T64">http://lwn.net/Articles/561463/</text:span></text:a></text:p>
      <text:p text:style-name="P58">[8] „The Research of Fastboot of Embedded Linux based on State Keeping </text:p>
      <text:p text:style-name="P58">and Resumin“, IEEE</text:p>
      <text:p text:style-name="P59"><text:span text:style-name="T67">[9] „The road forward for systemd“, </text:span><text:a xlink:type="simple" xlink:href="http://lwn.net/Articles/389149/"><text:span text:style-name="T67">http://lwn.net/Articles/389149/</text:span></text:a></text:p>
      <text:p text:style-name="P59"><text:span text:style-name="T86">[10] „Rethinking PID 1“, </text:span><text:a xlink:type="simple" xlink:href="http://0pointer.de/blog/projects/systemd.html"><text:span text:style-name="T86">http://0pointer.de/blog/projects/systemd.html</text:span></text:a></text:p>
      <text:p text:style-name="P55"><text:span text:style-name="T87">[11] „Fliegender Start – Upstart und Systemd im Vergleich“, <text:line-break/> <text:s text:c="13"/></text:span><text:a xlink:type="simple" xlink:href="http://www.linux-community.de/Internal/Artikel/Print-Artikel/LinuxUser/2011/01/Upstart-"><text:span text:style-name="T87">http://www.linux-community.de/Internal/Artikel/Print-Artikel/LinuxUser/2011/01/Upstart-</text:span></text:a><text:span text:style-name="T87"><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8T21:27:38</dc:date>
    <meta:editing-duration>P2DT13H46M43S</meta:editing-duration>
    <meta:editing-cycles>250</meta:editing-cycles>
    <meta:generator>LibreOffice/4.0.4.2$Linux_X86_64 LibreOffice_project/400m0$Build-2</meta:generator>
    <meta:document-statistic meta:table-count="0" meta:image-count="2" meta:object-count="0" meta:page-count="14" meta:paragraph-count="157" meta:word-count="3381" meta:character-count="25280" meta:non-whitespace-character-count="22003"/>
  </office:meta>
</office:document-meta>
</file>